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0 10</text:span></text:p>
      <text:p text:style-name="P1"><text:span text:style-name="T1"><text:s/>0<text:s text:c="3"/>8<text:s text:c="2"/>1<text:s text:c="2"/>10<text:s text:c="2"/>2<text:s text:c="2"/>35<text:s text:c="2"/>3<text:s text:c="2"/>44<text:s text:c="2"/>4<text:s text:c="2"/>15<text:s text:c="2"/>5<text:s text:c="2"/>92<text:s text:c="2"/>6<text:s text:c="2"/>70<text:s text:c="2"/>7<text:s text:c="2"/>89<text:s text:c="2"/>8<text:s text:c="2"/>50<text:s text:c="2"/>9<text:s text:c="2"/>12 </text:span></text:p>
      <text:p text:style-name="P1"><text:span text:style-name="T1"><text:s/>0<text:s text:c="2"/>63<text:s text:c="2"/>8<text:s text:c="2"/>39<text:s text:c="2"/>3<text:s text:c="2"/>80<text:s text:c="2"/>5<text:s text:c="2"/>22<text:s text:c="2"/>2<text:s text:c="2"/>88<text:s text:c="2"/>1<text:s text:c="2"/>39<text:s text:c="2"/>9<text:s text:c="2"/>85<text:s text:c="2"/>6<text:s text:c="2"/>27<text:s text:c="2"/>7<text:s text:c="2"/>74<text:s text:c="2"/>4<text:s text:c="2"/>69 </text:span></text:p>
      <text:p text:style-name="P1"><text:span text:style-name="T1"><text:s/>0<text:s text:c="2"/>52<text:s text:c="2"/>6<text:s text:c="2"/>22<text:s text:c="2"/>1<text:s text:c="2"/>33<text:s text:c="2"/>3<text:s text:c="2"/>68<text:s text:c="2"/>8<text:s text:c="2"/>27<text:s text:c="2"/>2<text:s text:c="2"/>68<text:s text:c="2"/>5<text:s text:c="2"/>25<text:s text:c="2"/>4<text:s text:c="2"/>34<text:s text:c="2"/>7<text:s text:c="2"/>24<text:s text:c="2"/>9<text:s text:c="2"/>84 </text:span></text:p>
      <text:p text:style-name="P1"><text:span text:style-name="T1"><text:s/>0<text:s text:c="2"/>31<text:s text:c="2"/>1<text:s text:c="2"/>85<text:s text:c="2"/>4<text:s text:c="2"/>55<text:s text:c="2"/>8<text:s text:c="2"/>80<text:s text:c="2"/>5<text:s text:c="2"/>58<text:s text:c="2"/>7<text:s text:c="2"/>11<text:s text:c="2"/>6<text:s text:c="2"/>69<text:s text:c="2"/>9<text:s text:c="2"/>56<text:s text:c="2"/>3<text:s text:c="2"/>73<text:s text:c="2"/>2<text:s text:c="2"/>25 </text:span></text:p>
      <text:p text:style-name="P1"><text:span text:style-name="T1"><text:s/>0<text:s text:c="2"/>97<text:s text:c="2"/>5<text:s text:c="2"/>98<text:s text:c="2"/>9<text:s text:c="2"/>87<text:s text:c="2"/>8<text:s text:c="2"/>47<text:s text:c="2"/>7<text:s text:c="2"/>77<text:s text:c="2"/>4<text:s text:c="2"/>90<text:s text:c="2"/>3<text:s text:c="2"/>98<text:s text:c="2"/>2<text:s text:c="2"/>80<text:s text:c="2"/>1<text:s text:c="2"/>39<text:s text:c="2"/>6<text:s text:c="2"/>40 </text:span></text:p>
      <text:p text:style-name="P1"><text:span text:style-name="T1"><text:s/>1<text:s text:c="2"/>97<text:s text:c="2"/>5<text:s text:c="2"/>68<text:s text:c="2"/>0<text:s text:c="2"/>44<text:s text:c="2"/>9<text:s text:c="2"/>67<text:s text:c="2"/>2<text:s text:c="2"/>44<text:s text:c="2"/>8<text:s text:c="2"/>85<text:s text:c="2"/>3<text:s text:c="2"/>78<text:s text:c="2"/>6<text:s text:c="2"/>90<text:s text:c="2"/>7<text:s text:c="2"/>33<text:s text:c="2"/>4<text:s text:c="2"/>81 </text:span></text:p>
      <text:p text:style-name="P1"><text:span text:style-name="T1"><text:s/>0<text:s text:c="2"/>34<text:s text:c="2"/>3<text:s text:c="2"/>76<text:s text:c="2"/>8<text:s text:c="2"/>48<text:s text:c="2"/>7<text:s text:c="2"/>61<text:s text:c="2"/>9<text:s text:c="2"/>11<text:s text:c="2"/>2<text:s text:c="2"/>36<text:s text:c="2"/>4<text:s text:c="2"/>33<text:s text:c="2"/>6<text:s text:c="2"/>98<text:s text:c="2"/>1<text:s text:c="3"/>7<text:s text:c="2"/>5<text:s text:c="2"/>44 </text:span></text:p>
      <text:p text:style-name="P1"><text:span text:style-name="T1"><text:s/>0<text:s text:c="2"/>44<text:s text:c="2"/>9<text:s text:c="3"/>5<text:s text:c="2"/>4<text:s text:c="2"/>85<text:s text:c="2"/>1<text:s text:c="2"/>51<text:s text:c="2"/>5<text:s text:c="2"/>58<text:s text:c="2"/>7<text:s text:c="2"/>79<text:s text:c="2"/>2<text:s text:c="2"/>95<text:s text:c="2"/>6<text:s text:c="2"/>48<text:s text:c="2"/>3<text:s text:c="2"/>86<text:s text:c="2"/>8<text:s text:c="2"/>73 </text:span></text:p>
      <text:p text:style-name="P1"><text:span text:style-name="T1"><text:s/>0<text:s text:c="2"/>24<text:s text:c="2"/>1<text:s text:c="2"/>63<text:s text:c="2"/>9<text:s text:c="2"/>48<text:s text:c="2"/>7<text:s text:c="2"/>77<text:s text:c="2"/>8<text:s text:c="2"/>73<text:s text:c="2"/>6<text:s text:c="2"/>74<text:s text:c="2"/>4<text:s text:c="2"/>63<text:s text:c="2"/>5<text:s text:c="2"/>17<text:s text:c="2"/>2<text:s text:c="2"/>93<text:s text:c="2"/>3<text:s text:c="2"/>84 </text:span></text:p>
      <text:p text:style-name="P1"><text:span text:style-name="T1"><text:s/>0<text:s text:c="2"/>51<text:s text:c="2"/>2<text:s text:c="3"/>5<text:s text:c="2"/>4<text:s text:c="2"/>40<text:s text:c="2"/>9<text:s text:c="2"/>60<text:s text:c="2"/>1<text:s text:c="2"/>46<text:s text:c="2"/>5<text:s text:c="2"/>58<text:s text:c="2"/>8<text:s text:c="2"/>54<text:s text:c="2"/>3<text:s text:c="2"/>72<text:s text:c="2"/>6<text:s text:c="2"/>29<text:s text:c="2"/>7<text:s text:c="2"/>94 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